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0ce13" officeooo:paragraph-rsid="0020ce13"/>
    </style:style>
    <style:style style:name="P2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0ce13" officeooo:paragraph-rsid="0020ce13"/>
    </style:style>
    <style:style style:name="P3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1a2b2" officeooo:paragraph-rsid="0021a2b2"/>
    </style:style>
    <style:style style:name="P4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1a2b2" officeooo:paragraph-rsid="0021a2b2"/>
    </style:style>
    <style:style style:name="P5" style:family="paragraph" style:parent-style-name="Text_20_body">
      <style:text-properties style:font-name="Nimbus Mono PS" officeooo:rsid="00254ce5" officeooo:paragraph-rsid="00254ce5"/>
    </style:style>
    <style:style style:name="P6" style:family="paragraph" style:parent-style-name="Text_20_body">
      <style:text-properties officeooo:rsid="0021a2b2" officeooo:paragraph-rsid="0021a2b2"/>
    </style:style>
    <style:style style:name="P7" style:family="paragraph" style:parent-style-name="Text_20_body">
      <style:text-properties officeooo:rsid="00237edb" officeooo:paragraph-rsid="00237edb"/>
    </style:style>
    <style:style style:name="P8" style:family="paragraph" style:parent-style-name="Text_20_body">
      <style:text-properties style:font-name="Liberation Serif" officeooo:rsid="0027370f" officeooo:paragraph-rsid="0027370f"/>
    </style:style>
    <style:style style:name="P9" style:family="paragraph" style:parent-style-name="Text_20_body">
      <style:paragraph-properties style:writing-mode="lr-tb"/>
      <style:text-properties style:font-name="Liberation Serif" officeooo:rsid="0027370f" officeooo:paragraph-rsid="0027370f"/>
    </style:style>
    <style:style style:name="P10" style:family="paragraph" style:parent-style-name="Text_20_body">
      <style:text-properties style:font-name="Liberation Serif" officeooo:rsid="0027d2d0" officeooo:paragraph-rsid="0027d2d0"/>
    </style:style>
    <style:style style:name="P11" style:family="paragraph" style:parent-style-name="Text_20_body">
      <style:text-properties style:font-name="Liberation Serif" officeooo:rsid="0028fe5c" officeooo:paragraph-rsid="0028fe5c"/>
    </style:style>
    <style:style style:name="P12" style:family="paragraph" style:parent-style-name="Text_20_body">
      <style:text-properties style:font-name="Liberation Serif" officeooo:rsid="002a2ff8" officeooo:paragraph-rsid="002a2ff8"/>
    </style:style>
    <style:style style:name="P13" style:family="paragraph" style:parent-style-name="Text_20_body">
      <style:text-properties style:font-name="Liberation Serif" officeooo:rsid="002ad4e3" officeooo:paragraph-rsid="002ad4e3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Preformatted_20_Text">
      <style:paragraph-properties fo:margin-top="0cm" fo:margin-bottom="0cm" style:contextual-spacing="false" fo:padding="0cm" fo:border="none"/>
    </style:style>
    <style:style style:name="P16" style:family="paragraph" style:parent-style-name="Text_20_body">
      <style:text-properties officeooo:rsid="002bc4c5" officeooo:paragraph-rsid="002bc4c5"/>
    </style:style>
    <style:style style:name="P17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bc4c5" officeooo:paragraph-rsid="002bc4c5"/>
    </style:style>
    <style:style style:name="P18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d9e70" officeooo:paragraph-rsid="002d9e70"/>
    </style:style>
    <style:style style:name="P19" style:family="paragraph" style:parent-style-name="Text_20_body">
      <style:text-properties officeooo:rsid="002d9e70" officeooo:paragraph-rsid="002d9e70"/>
    </style:style>
    <style:style style:name="P20" style:family="paragraph" style:parent-style-name="Text_20_body">
      <style:text-properties officeooo:rsid="002ec248" officeooo:paragraph-rsid="002ec248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01d52"/>
    </style:style>
    <style:style style:name="P22" style:family="paragraph" style:parent-style-name="Standard" style:list-style-name="L1">
      <style:text-properties officeooo:paragraph-rsid="00134789"/>
    </style:style>
    <style:style style:name="P23" style:family="paragraph" style:parent-style-name="Standard" style:list-style-name="L1">
      <style:text-properties style:font-name="Nimbus Mono PS" officeooo:rsid="00134789" officeooo:paragraph-rsid="00134789"/>
    </style:style>
    <style:style style:name="P24" style:family="paragraph" style:parent-style-name="Text_20_body" style:list-style-name="L1">
      <style:text-properties officeooo:rsid="00134789"/>
    </style:style>
    <style:style style:name="P25" style:family="paragraph" style:parent-style-name="Text_20_body" style:list-style-name="L1">
      <style:text-properties officeooo:rsid="00134789" officeooo:paragraph-rsid="00134789"/>
    </style:style>
    <style:style style:name="P26" style:family="paragraph" style:parent-style-name="Text_20_body" style:list-style-name="L1">
      <style:text-properties officeooo:rsid="00157604" officeooo:paragraph-rsid="00157604"/>
    </style:style>
    <style:style style:name="P27" style:family="paragraph" style:parent-style-name="Text_20_body" style:list-style-name="L1">
      <style:text-properties officeooo:rsid="0017559b" officeooo:paragraph-rsid="0017559b"/>
    </style:style>
    <style:style style:name="P28" style:family="paragraph" style:parent-style-name="Text_20_body" style:list-style-name="L1">
      <style:text-properties officeooo:rsid="0018fdce" officeooo:paragraph-rsid="0018fdce"/>
    </style:style>
    <style:style style:name="P29" style:family="paragraph" style:parent-style-name="Text_20_body" style:list-style-name="L1">
      <style:text-properties style:font-name="Nimbus Mono PS" officeooo:rsid="0018fdce" officeooo:paragraph-rsid="0018fdc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363636" loext:opacity="100%" style:font-name="BlinkMacSystemFont" fo:font-size="11.6999998092651pt" fo:letter-spacing="normal" fo:font-style="normal" fo:font-weight="normal" officeooo:paragraph-rsid="00301d52"/>
    </style:style>
    <style:style style:name="P31" style:family="paragraph" style:parent-style-name="Text_20_body" style:list-style-name="L2">
      <style:text-properties officeooo:rsid="0020ce13" officeooo:paragraph-rsid="0020ce13"/>
    </style:style>
    <style:style style:name="P32" style:family="paragraph" style:parent-style-name="Text_20_body" style:list-style-name="L3">
      <style:text-properties officeooo:rsid="0021a2b2" officeooo:paragraph-rsid="0021a2b2"/>
    </style:style>
    <style:style style:name="P33" style:family="paragraph" style:parent-style-name="Text_20_body" style:list-style-name="L4">
      <style:text-properties officeooo:rsid="0021a2b2" officeooo:paragraph-rsid="0021a2b2"/>
    </style:style>
    <style:style style:name="T1" style:family="text">
      <style:text-properties officeooo:rsid="0011ede8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34789"/>
    </style:style>
    <style:style style:name="T4" style:family="text">
      <style:text-properties style:font-name="Nimbus Mono PS" officeooo:rsid="0021edb8"/>
    </style:style>
    <style:style style:name="T5" style:family="text">
      <style:text-properties officeooo:rsid="0017559b"/>
    </style:style>
    <style:style style:name="T6" style:family="text">
      <style:text-properties officeooo:rsid="0020ce13"/>
    </style:style>
    <style:style style:name="T7" style:family="text">
      <style:text-properties officeooo:rsid="0021edb8"/>
    </style:style>
    <style:style style:name="T8" style:family="text">
      <style:text-properties officeooo:rsid="0023be94"/>
    </style:style>
    <style:style style:name="T9" style:family="text">
      <style:text-properties officeooo:rsid="00254ce5"/>
    </style:style>
    <style:style style:name="T10" style:family="text">
      <style:text-properties fo:font-style="italic" officeooo:rsid="00254ce5" style:font-style-asian="italic" style:font-style-complex="italic"/>
    </style:style>
    <style:style style:name="T11" style:family="text">
      <style:text-properties officeooo:rsid="002a2ff8"/>
    </style:style>
    <style:style style:name="T12" style:family="text">
      <style:text-properties officeooo:rsid="002a716a"/>
    </style:style>
    <style:style style:name="T13" style:family="text">
      <style:text-properties fo:color="#000080" loext:opacity="100%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fo:color="#000080" loext:opacity="100%" style:text-underline-style="solid" style:text-underline-width="auto" style:text-underline-color="font-color" officeooo:rsid="002ad4e3"/>
    </style:style>
    <style:style style:name="T16" style:family="text">
      <style:text-properties fo:font-variant="normal" fo:text-transform="none" fo:color="#363636" loext:opacity="100%" style:font-name="BlinkMacSystemFont" fo:font-size="11.6999998092651pt" fo:letter-spacing="normal" fo:font-style="normal" fo:font-weight="normal"/>
    </style:style>
    <style:style style:name="T17" style:family="text">
      <style:text-properties fo:font-variant="normal" fo:text-transform="none" fo:color="#005cc5" loext:opacity="100%" style:font-name="BlinkMacSystemFont" fo:font-size="11.6999998092651pt" fo:letter-spacing="normal" fo:font-style="normal" fo:font-weight="bold" fo:background-color="#ffffff" loext:char-shading-value="0" loext:padding="0cm" loext:border="none"/>
    </style:style>
    <style:style style:name="T18" style:family="text">
      <style:text-properties fo:font-variant="normal" fo:text-transform="none" fo:color="#005cc5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4a4a4a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6a737d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a <text:span text:style-name="T1">V</text:span>ala/GTK application</text:h>
      <text:p text:style-name="Text_20_body"/>
      <text:h text:style-name="Heading_20_2" text:outline-level="2">Basic setup</text:h>
      <text:list xml:id="list2548280500" text:style-name="L1">
        <text:list-item>
          <text:p text:style-name="P24">create a github account</text:p>
        </text:list-item>
        <text:list-item>
          <text:p text:style-name="P25">install git (with <text:span text:style-name="T2">sudo apt install git</text:span>)</text:p>
        </text:list-item>
        <text:list-item>
          <text:p text:style-name="P25">configure git with</text:p>
          <text:list>
            <text:list-item>
              <text:p text:style-name="P23">git config --global user.name "Danny Callanan"</text:p>
            </text:list-item>
            <text:list-item>
              <text:p text:style-name="P22"><text:span text:style-name="T2">git config --global user.email "</text:span><text:span text:style-name="T3">dannycallanan</text:span><text:span text:style-name="T2">@</text:span><text:span text:style-name="T3">gmail</text:span><text:span text:style-name="T2">.com</text:span>"</text:p>
            </text:list-item>
          </text:list>
        </text:list-item>
        <text:list-item>
          <text:p text:style-name="P26">generate a SSH key for the local machine (needed to allow writing of local files to the github repository). <text:s/>Do so with <text:span text:style-name="T2">ssh-keygen -t rsa</text:span></text:p>
        </text:list-item>
        <text:list-item>
          <text:p text:style-name="P26">when prompted press enter to accept offered <text:span text:style-name="T5">filename and password to secure password</text:span></text:p>
        </text:list-item>
        <text:list-item>
          <text:p text:style-name="P27">copy the generated key (accessible with <text:span text:style-name="T2">cat ~/.ssh/id_rsa.pub</text:span>) and paste this into a new key within the SSH keys page in the Github site</text:p>
        </text:list-item>
        <text:list-item>
          <text:p text:style-name="P27">install the developer kit with <text:span text:style-name="T2">sudo apt install elementary-sdk</text:span></text:p>
        </text:list-item>
        <text:list-item>
          <text:p text:style-name="P28"><text:span text:style-name="T6">create </text:span>folder structure</text:p>
          <text:list>
            <text:list-item>
              <text:p text:style-name="P28">Projects</text:p>
            </text:list-item>
            <text:list-item>
              <text:p text:style-name="P28">&lt;project&gt;</text:p>
            </text:list-item>
            <text:list-item>
              <text:p text:style-name="P28">src</text:p>
              <text:list>
                <text:list-item>
                  <text:p text:style-name="P29">Application.vala</text:p>
                </text:list-item>
                <text:list-item>
                  <text:p text:style-name="P29">Main.vala</text:p>
                </text:list-item>
              </text:list>
            </text:list-item>
            <text:list-item>
              <text:p text:style-name="P28">…</text:p>
            </text:list-item>
          </text:list>
        </text:list-item>
      </text:list>
      <text:h text:style-name="Heading_20_2" text:outline-level="2">Add Metadata …</text:h>
      <text:p text:style-name="P7">There needs to be two metadata files to drive <text:span text:style-name="T8">delivery of the application to </text:span>others. <text:s/>Open <text:a xlink:type="simple" xlink:href="https://www.freedesktop.org/software/appstream/metainfocreator/#/guiapp" text:style-name="Internet_20_link" text:visited-style-name="Visited_20_Internet_20_Link">https://www.freedesktop.org/software/appstream/metainfocreator/#/guiapp</text:a> and fill the form with application details. <text:s/><text:span text:style-name="T9">Ensure that, under </text:span><text:span text:style-name="T10">Launchables</text:span><text:span text:style-name="T9">, you select ‘Generate a .desktop file for me”. <text:s/>Consider using the following as the homepage of the application …</text:span></text:p>
      <text:p text:style-name="P5"><text:tab/><text:a xlink:type="simple" xlink:href="http://www.github.com/dcallana" text:style-name="Internet_20_link" text:visited-style-name="Visited_20_Internet_20_Link">http://www.github.com/dcallana</text:a></text:p>
      <text:p text:style-name="P9">Tried using the following homepage for the application</text:p>
      <text:p text:style-name="P8"><text:tab/><text:a xlink:type="simple" xlink:href="http://www.github.com/dcallana" text:style-name="Internet_20_link" text:visited-style-name="Visited_20_Internet_20_Link"><text:span text:style-name="T13">http://www.github.com/dcallana</text:span></text:a><text:span text:style-name="T14">/</text:span><text:span text:style-name="T15">hello-again</text:span></text:p>
      <text:p text:style-name="P8">Unique software identifier</text:p>
      <text:p text:style-name="P8"><text:tab/><text:span text:style-name="T2">io.github..dcallana.hello_again</text:span> <text:span text:style-name="T11">(generated automatically within the webpage </text:span><text:span text:style-name="T12">but is apparently illegal!</text:span><text:span text:style-name="T11">)</text:span></text:p>
      <text:p text:style-name="P12"><text:soft-page-break/>Or consider the following instead ...</text:p>
      <text:p text:style-name="P8"><text:tab/><text:span text:style-name="T2">com.github.dcallana.hello_again</text:span> (interestingly the hyphen has been replaced)</text:p>
      <text:p text:style-name="P13">Or consider the following instead …</text:p>
      <text:p text:style-name="P13"><text:tab/><text:span text:style-name="T2">io.github.com.dcallana.hello_again</text:span></text:p>
      <text:p text:style-name="P13">For the ion name consider using … <text:span text:style-name="T2">bluetooth</text:span></text:p>
      <text:p text:style-name="P10">The executable name</text:p>
      <text:p text:style-name="P10"><text:tab/><text:span text:style-name="T2">com.github.dcallana.hello-again</text:span></text:p>
      <text:p text:style-name="P11">In the root folder (e.g. in ~/Projects/hello-again) create a folder called <text:span text:style-name="T2">data</text:span> and save the meta information within it in a file called (e.g.) <text:span text:style-name="T2">hello-again.metainfo.xml</text:span>.</text:p>
      <text:p text:style-name="P16">Install the two metadata files as described in the webpage …</text:p>
      <text:h text:style-name="Heading_20_3" text:outline-level="3">MetaInfo file</text:h>
      <text:p text:style-name="P16">Insert the following as …</text:p>
      <text:p text:style-name="P17">/usr/share/metainfo/io.github.com.dcallana.hello_again.metainfo.xml</text:p>
      <text:p text:style-name="P19">Beware that permissions for the metainfo folder may need to be modified to permit the writing of the file. <text:s/>Validate that all is well by then running …</text:p>
      <text:p text:style-name="P18">appstreamcli validate io.github.com.dcallana.hello_again.metainfo.xml</text:p>
      <text:p text:style-name="P19">.</text:p>
      <text:p text:style-name="Text_20_body"/>
      <text:h text:style-name="Heading_20_3" text:outline-level="3">Desktop Entry File</text:h>
      <text:p text:style-name="P20">HAVE NOT DONE THE FOLLOWING … <text:s text:c="2"/></text:p>
      <text:p text:style-name="P20"/>
      <text:p text:style-name="P20"><text:span text:style-name="T16">Install this file as as </text:span><text:span text:style-name="Source_20_Text"><text:span text:style-name="T16">/usr/share/applications/io.github.com.dcallana.hello_again.desktop</text:span></text:span></text:p>
      <text:p text:style-name="P30">You can validate this metadata locally by running:</text:p>
      <text:p text:style-name="P21"><text:span text:style-name="Source_20_Text"><text:span text:style-name="T16">desktop-file-validate io.github.com.dcallana.hello_again.desktop</text:span></text:span></text:p>
      <text:p text:style-name="P14"><text:span text:style-name="Source_20_Text"><text:span text:style-name="T17">[Desktop Entry]</text:span></text:span></text:p>
      <text:p text:style-name="P15"><text:span text:style-name="Source_20_Text"><text:span text:style-name="T18">Version</text:span></text:span><text:span text:style-name="Source_20_Text"><text:span text:style-name="T19">=</text:span></text:span><text:span text:style-name="Source_20_Text"><text:span text:style-name="T18">1.0</text:span></text:span></text:p>
      <text:p text:style-name="P15"><text:span text:style-name="Source_20_Text"><text:span text:style-name="T18">Type</text:span></text:span><text:span text:style-name="Source_20_Text"><text:span text:style-name="T19">=Application</text:span></text:span></text:p>
      <text:p text:style-name="P15"/>
      <text:p text:style-name="P15"><text:span text:style-name="Source_20_Text"><text:span text:style-name="T18">Name</text:span></text:span><text:span text:style-name="Source_20_Text"><text:span text:style-name="T19">=hello-again</text:span></text:span></text:p>
      <text:p text:style-name="P15"><text:span text:style-name="Source_20_Text"><text:span text:style-name="T18">Comment</text:span></text:span><text:span text:style-name="Source_20_Text"><text:span text:style-name="T19">=The hello-again test application</text:span></text:span></text:p>
      <text:p text:style-name="P15"><text:span text:style-name="Source_20_Text"><text:span text:style-name="T18">Categories</text:span></text:span><text:span text:style-name="Source_20_Text"><text:span text:style-name="T19">=</text:span></text:span><text:span text:style-name="Source_20_Text"><text:span text:style-name="T18">Off</text:span></text:span><text:span text:style-name="Source_20_Text"><text:span text:style-name="T19">ice</text:span></text:span><text:span text:style-name="Source_20_Text"><text:span text:style-name="T20">;Amusement;</text:span></text:span></text:p>
      <text:p text:style-name="P15"/>
      <text:p text:style-name="P15"><text:span text:style-name="Source_20_Text"><text:span text:style-name="T18">Icon</text:span></text:span><text:span text:style-name="Source_20_Text"><text:span text:style-name="T19">=bluetooth</text:span></text:span></text:p>
      <text:p text:style-name="P15"><text:span text:style-name="Source_20_Text"><text:span text:style-name="T18">Exec</text:span></text:span><text:span text:style-name="Source_20_Text"><text:span text:style-name="T19">=com.github.dcallana.hello-again</text:span></text:span></text:p>
      <text:p text:style-name="P15"><text:span text:style-name="Source_20_Text"><text:span text:style-name="T18">Terminal</text:span></text:span><text:span text:style-name="Source_20_Text"><text:span text:style-name="T19">=</text:span></text:span><text:span text:style-name="Source_20_Text"><text:span text:style-name="T18">false</text:span></text:span></text:p>
      <text:p text:style-name="P20"/>
      <text:p text:style-name="Text_20_body"><text:soft-page-break/></text:p>
      <text:p text:style-name="Text_20_body"/>
      <text:h text:style-name="Heading_20_2" text:outline-level="2">Create application</text:h>
      <text:list xml:id="list3119799353" text:style-name="L2">
        <text:list-item>
          <text:p text:style-name="P31">Create a <text:span text:style-name="T2">Mai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1">//<text:tab/>Main.vala</text:p>
      <text:p text:style-name="P2">public static int main (string[] args) {</text:p>
      <text:p text:style-name="P2"><text:s text:c="2"/>var app = new Application ();</text:p>
      <text:p text:style-name="P2"><text:s text:c="2"/>return app.run ( args );</text:p>
      <text:p text:style-name="P2">}</text:p>
      <text:p text:style-name="P6"/>
      <text:p text:style-name="P6"/>
      <text:list xml:id="list3318111112" text:style-name="L3">
        <text:list-item>
          <text:p text:style-name="P32">create an <text:span text:style-name="T2">Applicatio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3">public class Application : Gtk.Application {</text:p>
      <text:p text:style-name="P4"><text:s text:c="2"/>public Application () {</text:p>
      <text:p text:style-name="P4"><text:s text:c="4"/>Object (</text:p>
      <text:p text:style-name="P4"><text:s text:c="6"/>application_id: “com.github.dcallana.&lt;project&gt;”,</text:p>
      <text:p text:style-name="P4"><text:s text:c="6"/>flags: ApplicationFlags.FLAGS_NONE</text:p>
      <text:p text:style-name="P4"><text:s text:c="4"/>);</text:p>
      <text:p text:style-name="P4"><text:s text:c="2"/>}</text:p>
      <text:p text:style-name="P4"><text:s text:c="2"/>protected override void activate () {</text:p>
      <text:p text:style-name="P4"><text:s text:c="4"/>var window = new Window ( this );</text:p>
      <text:p text:style-name="P4"><text:s text:c="4"/>add_window ( window );</text:p>
      <text:p text:style-name="P4"><text:s text:c="2"/>}</text:p>
      <text:p text:style-name="P4">}</text:p>
      <text:list xml:id="list1509105366" text:style-name="L4">
        <text:list-item>
          <text:p text:style-name="P33">next ..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9:37:44.181290188</meta:creation-date>
    <dc:date>2022-05-07T17:54:33.774940704</dc:date>
    <meta:editing-duration>PT2H43M8S</meta:editing-duration>
    <meta:editing-cycles>20</meta:editing-cycles>
    <meta:generator>LibreOffice/7.3.3.2$Linux_X86_64 LibreOffice_project/d1d0ea68f081ee2800a922cac8f79445e4603348</meta:generator>
    <meta:document-statistic meta:table-count="0" meta:image-count="0" meta:object-count="0" meta:page-count="3" meta:paragraph-count="75" meta:word-count="428" meta:character-count="3180" meta:non-whitespace-character-count="2794"/>
  </office:meta>
</office:document-meta>
</file>